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ss-m2/content.xml" manifest:media-type="text/xml"/>
  <manifest:file-entry manifest:full-path="mss-m2/settings.xml" manifest:media-type="text/xml"/>
  <manifest:file-entry manifest:full-path="mss-m2/" manifest:version="1.2" manifest:media-type="application/vnd.oasis.opendocument.formula"/>
  <manifest:file-entry manifest:full-path="mss-m3/settings.xml" manifest:media-type="text/xml"/>
  <manifest:file-entry manifest:full-path="mss-m3/content.xml" manifest:media-type="text/xml"/>
  <manifest:file-entry manifest:full-path="mss-m3/" manifest:version="1.2" manifest:media-type="application/vnd.oasis.opendocument.formula"/>
  <manifest:file-entry manifest:full-path="meta.xml" manifest:media-type="text/xml"/>
  <manifest:file-entry manifest:full-path="mss-m4/content.xml" manifest:media-type="text/xml"/>
  <manifest:file-entry manifest:full-path="mss-m4/settings.xml" manifest:media-type="text/xml"/>
  <manifest:file-entry manifest:full-path="mss-m4/" manifest:version="1.2" manifest:media-type="application/vnd.oasis.opendocument.formula"/>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ss-m5/content.xml" manifest:media-type="text/xml"/>
  <manifest:file-entry manifest:full-path="mss-m5/settings.xml" manifest:media-type="text/xml"/>
  <manifest:file-entry manifest:full-path="mss-m5/" manifest:version="1.2" manifest:media-type="application/vnd.oasis.opendocument.formula"/>
  <manifest:file-entry manifest:full-path="layout-cache" manifest:media-type="application/binary"/>
  <manifest:file-entry manifest:full-path="mss-m7/content.xml" manifest:media-type="text/xml"/>
  <manifest:file-entry manifest:full-path="mss-m7/settings.xml" manifest:media-type="text/xml"/>
  <manifest:file-entry manifest:full-path="mss-m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mss-m2" manifest:media-type="application/x-openoffice-gdimetafile;windows_formatname=&quot;GDIMetaFile&quot;"/>
  <manifest:file-entry manifest:full-path="ObjectReplacements/mss-m3" manifest:media-type="application/x-openoffice-gdimetafile;windows_formatname=&quot;GDIMetaFile&quot;"/>
  <manifest:file-entry manifest:full-path="ObjectReplacements/mss-m4" manifest:media-type="application/x-openoffice-gdimetafile;windows_formatname=&quot;GDIMetaFile&quot;"/>
  <manifest:file-entry manifest:full-path="ObjectReplacements/mss-m5" manifest:media-type="application/x-openoffice-gdimetafile;windows_formatname=&quot;GDIMetaFile&quot;"/>
  <manifest:file-entry manifest:full-path="ObjectReplacements/mss-m7"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 svg:font-family="'Times New Roman'" style:font-family-generic="roman"/>
    <style:font-face style:name="DejaVu Sans1" svg:font-family="'DejaVu Sans'"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irst-line-indent">
      <style:text-properties officeooo:paragraph-rsid="000ca56b"/>
    </style:style>
    <style:style style:name="P2" style:family="paragraph" style:parent-style-name="First-line-indent">
      <style:text-properties fo:font-size="10pt" style:font-size-asian="10pt" style:font-size-complex="10pt"/>
    </style:style>
    <style:style style:name="P3" style:family="paragraph" style:parent-style-name="First-line-indent">
      <style:text-properties officeooo:paragraph-rsid="000d20cf"/>
    </style:style>
    <style:style style:name="P4" style:family="paragraph" style:parent-style-name="First-line-indent">
      <style:text-properties officeooo:paragraph-rsid="00172998"/>
    </style:style>
    <style:style style:name="P5" style:family="paragraph" style:parent-style-name="First-line-indent">
      <style:text-properties officeooo:paragraph-rsid="0018c781"/>
    </style:style>
    <style:style style:name="P6" style:family="paragraph" style:parent-style-name="First-line-indent">
      <style:paragraph-properties fo:margin-left="0cm" fo:margin-right="0cm" fo:text-indent="0cm" style:auto-text-indent="false"/>
      <style:text-properties fo:font-weight="bold" officeooo:rsid="001437ed" officeooo:paragraph-rsid="001437ed" style:font-weight-asian="bold" style:font-weight-complex="bold"/>
    </style:style>
    <style:style style:name="P7" style:family="paragraph" style:parent-style-name="First-line-indent">
      <style:paragraph-properties fo:margin-left="0cm" fo:margin-right="0cm" fo:text-indent="0cm" style:auto-text-indent="false"/>
      <style:text-properties fo:font-weight="bold" officeooo:rsid="001437ed" officeooo:paragraph-rsid="0018c781" style:font-weight-asian="bold" style:font-weight-complex="bold"/>
    </style:style>
    <style:style style:name="P8" style:family="paragraph" style:parent-style-name="First-line-indent">
      <style:paragraph-properties fo:margin-left="0cm" fo:margin-right="0cm" fo:text-indent="0cm" style:auto-text-indent="false"/>
      <style:text-properties fo:font-weight="bold" officeooo:rsid="001ba33b" officeooo:paragraph-rsid="001ba33b" style:font-weight-asian="bold" style:font-weight-complex="bold"/>
    </style:style>
    <style:style style:name="P9" style:family="paragraph" style:parent-style-name="Text-body">
      <style:paragraph-properties fo:margin-left="0cm" fo:margin-right="0cm" fo:text-indent="0cm" style:auto-text-indent="false"/>
      <style:text-properties fo:font-weight="bold" officeooo:rsid="001ba33b" officeooo:paragraph-rsid="001ba33b" style:font-weight-asian="bold" style:font-weight-complex="bold"/>
    </style:style>
    <style:style style:name="P10" style:family="paragraph" style:parent-style-name="Text-body">
      <style:text-properties officeooo:paragraph-rsid="000abc52"/>
    </style:style>
    <style:style style:name="P11" style:family="paragraph" style:parent-style-name="Text-body">
      <style:text-properties officeooo:paragraph-rsid="000ca56b"/>
    </style:style>
    <style:style style:name="P12" style:family="paragraph" style:parent-style-name="Text-body">
      <style:text-properties officeooo:paragraph-rsid="000d20cf"/>
    </style:style>
    <style:style style:name="P13" style:family="paragraph" style:parent-style-name="Text-body">
      <style:text-properties officeooo:paragraph-rsid="000fa27d"/>
    </style:style>
    <style:style style:name="P14" style:family="paragraph" style:parent-style-name="Text-body">
      <style:text-properties officeooo:paragraph-rsid="001437ed"/>
    </style:style>
    <style:style style:name="P15" style:family="paragraph" style:parent-style-name="Text-body">
      <style:text-properties officeooo:paragraph-rsid="0018c781"/>
    </style:style>
    <style:style style:name="P16" style:family="paragraph" style:parent-style-name="Text-body">
      <style:text-properties officeooo:paragraph-rsid="001d94b3"/>
    </style:style>
    <style:style style:name="P17" style:family="paragraph" style:parent-style-name="Text-body">
      <style:text-properties officeooo:paragraph-rsid="0023c337"/>
    </style:style>
    <style:style style:name="P18" style:family="paragraph" style:parent-style-name="Text-body">
      <style:text-properties officeooo:paragraph-rsid="00253aeb"/>
    </style:style>
    <style:style style:name="P19" style:family="paragraph" style:parent-style-name="Text-body">
      <style:text-properties officeooo:paragraph-rsid="0029a7fa"/>
    </style:style>
    <style:style style:name="P20" style:family="paragraph" style:parent-style-name="Text-body">
      <style:text-properties officeooo:paragraph-rsid="002bc7b1"/>
    </style:style>
    <style:style style:name="P21" style:family="paragraph" style:parent-style-name="Text-body">
      <style:text-properties officeooo:paragraph-rsid="0030462a"/>
    </style:style>
    <style:style style:name="P22" style:family="paragraph" style:parent-style-name="Text-body">
      <style:text-properties officeooo:paragraph-rsid="004247b0"/>
    </style:style>
    <style:style style:name="P23" style:family="paragraph" style:parent-style-name="Footnote">
      <style:paragraph-properties fo:text-align="justify" style:justify-single-word="false"/>
    </style:style>
    <style:style style:name="P24" style:family="paragraph" style:parent-style-name="Text_20_body">
      <style:paragraph-properties fo:text-align="justify" style:justify-single-word="false"/>
      <style:text-properties fo:font-size="10pt" officeooo:paragraph-rsid="00172998" style:font-size-asian="10pt" style:font-size-complex="10pt"/>
    </style:style>
    <style:style style:name="P25" style:family="paragraph" style:parent-style-name="Heading_20_3">
      <style:text-properties officeooo:rsid="00435840" officeooo:paragraph-rsid="00435840"/>
    </style:style>
    <style:style style:name="P26" style:family="paragraph" style:parent-style-name="Heading_20_3">
      <style:text-properties officeooo:rsid="000fa27d" officeooo:paragraph-rsid="000fa27d"/>
    </style:style>
    <style:style style:name="P27" style:family="paragraph" style:parent-style-name="Heading_20_3">
      <style:text-properties fo:font-weight="normal" officeooo:rsid="001d94b3" officeooo:paragraph-rsid="001d94b3" style:font-weight-asian="normal" style:font-weight-complex="normal"/>
    </style:style>
    <style:style style:name="P28" style:family="paragraph" style:parent-style-name="Inside-itemize">
      <style:text-properties fo:font-size="10pt" style:font-size-asian="10pt" style:font-size-complex="10pt"/>
    </style:style>
    <style:style style:name="P29" style:family="paragraph" style:parent-style-name="Inside-itemize">
      <style:text-properties fo:font-size="10pt" officeooo:paragraph-rsid="000d20cf" style:font-size-asian="10pt" style:font-size-complex="10pt"/>
    </style:style>
    <style:style style:name="T1" style:family="text">
      <style:text-properties fo:font-weight="bold" officeooo:rsid="000fa27d" style:font-weight-asian="bold" style:font-weight-complex="bold"/>
    </style:style>
    <style:style style:name="T2" style:family="text">
      <style:text-properties fo:color="#000000" style:font-name="Bitstream Charter" fo:font-style="italic" style:font-name-asian="DejaVu Sans1" style:font-style-asian="italic" style:font-name-complex="DejaVu Sans1" style:font-style-complex="italic"/>
    </style:style>
    <style:style style:name="T3" style:family="text">
      <style:text-properties fo:color="#000000" style:font-name="Bitstream Charter" fo:font-style="italic" officeooo:rsid="001f8991" style:font-name-asian="DejaVu Sans1" style:font-style-asian="italic" style:font-name-complex="DejaVu Sans1" style:font-style-complex="italic"/>
    </style:style>
    <style:style style:name="T4" style:family="text">
      <style:text-properties fo:color="#000000" style:font-name="Bitstream Charter" style:font-name-asian="DejaVu Sans1" style:font-name-complex="DejaVu Sans1"/>
    </style:style>
    <style:style style:name="T5" style:family="text">
      <style:text-properties fo:color="#000000" style:font-name="Bitstream Charter" officeooo:rsid="001f8991" style:font-name-asian="DejaVu Sans1" style:font-name-complex="DejaVu Sans1"/>
    </style:style>
    <style:style style:name="T6" style:family="text">
      <style:text-properties fo:color="#000000" style:font-name="Bitstream Charter" officeooo:rsid="001f5ef7" style:font-name-asian="DejaVu Sans1" style:font-name-complex="DejaVu Sans1"/>
    </style:style>
    <style:style style:name="T7" style:family="text">
      <style:text-properties fo:font-size="10pt" style:font-size-asian="10pt" style:font-size-complex="10pt"/>
    </style:style>
    <style:style style:name="T8" style:family="text">
      <style:text-properties fo:font-size="10pt" officeooo:rsid="0032f702" style:font-size-asian="10pt" style:font-size-complex="10pt"/>
    </style:style>
    <style:style style:name="T9" style:family="text">
      <style:text-properties officeooo:rsid="000fa27d"/>
    </style:style>
    <style:style style:name="T10" style:family="text">
      <style:text-properties fo:font-weight="normal" style:font-weight-asian="normal" style:font-weight-complex="normal"/>
    </style:style>
    <style:style style:name="T11" style:family="text">
      <style:text-properties fo:font-weight="normal" officeooo:rsid="001d94b3" style:font-weight-asian="normal" style:font-weight-complex="normal"/>
    </style:style>
    <style:style style:name="T12" style:family="text">
      <style:text-properties officeooo:rsid="00172998"/>
    </style:style>
    <style:style style:name="T13" style:family="text">
      <style:text-properties fo:font-style="italic" fo:font-weight="bold" style:language-asian="sv" style:country-asian="SE"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normal" fo:font-weight="bold" style:language-asian="sv" style:country-asian="SE" style:font-style-asian="normal" style:font-weight-asian="bold" style:font-style-complex="normal"/>
    </style:style>
    <style:style style:name="T16" style:family="text">
      <style:text-properties fo:font-style="normal" fo:font-weight="bold" style:language-asian="sv" style:country-asian="SE" style:font-style-asian="normal" style:font-weight-asian="bold" style:font-style-complex="normal" style:font-weight-complex="bold"/>
    </style:style>
    <style:style style:name="T17" style:family="text">
      <style:text-properties fo:font-style="normal" fo:font-weight="normal" style:language-asian="sv" style:country-asian="SE"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style:text-line-through-style="none" style:text-line-through-type="none" fo:font-style="normal" fo:font-weight="bold" style:language-asian="sv" style:country-asian="SE" style:font-style-asian="normal" style:font-weight-asian="bold" style:font-style-complex="normal" style:font-weight-complex="bold"/>
    </style:style>
    <style:style style:name="T20" style:family="text">
      <style:text-properties style:text-line-through-style="none" style:text-line-through-type="none" fo:font-style="normal" fo:font-weight="normal" style:language-asian="sv" style:country-asian="SE" style:font-style-asian="normal" style:font-weight-asian="normal" style:font-style-complex="normal" style:font-weight-complex="normal"/>
    </style:style>
    <style:style style:name="T21" style:family="text">
      <style:text-properties style:text-line-through-style="none" style:text-line-through-type="none" fo:font-style="normal" style:text-underline-style="none" fo:font-weight="bold" style:language-asian="sv" style:country-asian="SE" style:font-style-asian="normal" style:font-weight-asian="bold" style:font-style-complex="normal" style:font-weight-complex="bold"/>
    </style:style>
    <style:style style:name="T22" style:family="text">
      <style:text-properties style:text-line-through-style="none" style:text-line-through-type="none" fo:font-style="normal" style:text-underline-style="none" fo:font-weight="normal" style:language-asian="sv" style:country-asian="SE" style:font-style-asian="normal" style:font-weight-asian="normal" style:font-style-complex="normal" style:font-weight-complex="normal"/>
    </style:style>
    <style:style style:name="T23" style:family="text">
      <style:text-properties style:text-line-through-style="none" style:text-line-through-type="none" style:font-name="Times New Roman" fo:font-style="normal" fo:font-weight="bold" style:font-name-asian="Times New Roman" style:language-asian="sv" style:country-asian="SE" style:font-style-asian="normal" style:font-weight-asian="bold" style:font-name-complex="Times New Roman" style:font-style-complex="normal" style:font-weight-complex="bold"/>
    </style:style>
    <style:style style:name="T24" style:family="text">
      <style:text-properties style:text-line-through-style="none" style:text-line-through-type="none" style:font-name="Times New Roman" fo:font-style="normal" fo:font-weight="normal" style:font-name-asian="Calibri" style:language-asian="sv" style:country-asian="SE" style:font-style-asian="normal" style:font-weight-asian="normal" style:font-name-complex="Calibri" style:font-style-complex="normal" style:font-weight-complex="normal"/>
    </style:style>
    <style:style style:name="T25" style:family="text">
      <style:text-properties style:text-line-through-style="none" style:text-line-through-type="none" style:font-name="Times New Roman" fo:font-style="italic" fo:font-weight="bold" style:font-name-asian="Calibri" style:language-asian="sv" style:country-asian="SE" style:font-style-asian="italic" style:font-weight-asian="bold" style:font-name-complex="Calibri" style:font-style-complex="italic" style:font-weight-complex="bold"/>
    </style:style>
    <style:style style:name="T26" style:family="text">
      <style:text-properties style:text-line-through-style="none" style:text-line-through-type="none" style:font-name="Times New Roman" fo:font-style="italic" fo:font-weight="normal" style:font-name-asian="Calibri" style:language-asian="sv" style:country-asian="SE" style:font-style-asian="italic" style:font-weight-asian="normal" style:font-name-complex="Calibri" style:font-style-complex="italic" style:font-weight-complex="normal"/>
    </style:style>
    <style:style style:name="T27" style:family="text">
      <style:text-properties officeooo:rsid="002a199b"/>
    </style:style>
    <style:style style:name="T28" style:family="text">
      <style:text-properties officeooo:rsid="0018c781"/>
    </style:style>
    <style:style style:name="T29" style:family="text">
      <style:text-properties style:font-weight-asian="normal" style:font-weight-complex="normal"/>
    </style:style>
    <style:style style:name="T30" style:family="text">
      <style:text-properties officeooo:rsid="001d94b3" style:font-weight-asian="normal" style:font-weight-complex="normal"/>
    </style:style>
    <style:style style:name="T31" style:family="text">
      <style:text-properties officeooo:rsid="00253aeb"/>
    </style:style>
    <style:style style:name="T32" style:family="text">
      <style:text-properties officeooo:rsid="0047b89b"/>
    </style:style>
    <style:style style:name="fr1" style:family="graphic" style:parent-style-name="mml-inline">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 – Paris, BnF, nouv. acq. fr. 5094 - <text:span text:style-name="T32">2</text:span> <text:span text:style-name="T32">(</text:span>fol. 7-8<text:span text:style-name="T32">)</text:span> <text:span text:style-name="T3">o</text:span><text:span text:style-name="T2">lim</text:span><text:span text:style-name="T4"> </text:span><text:span text:style-name="T5">Mende, </text:span><text:span text:style-name="T4">A</text:span><text:span text:style-name="T5">rchives départementales</text:span><text:span text:style-name="T4">, </text:span><text:span text:style-name="T6">G – 236</text:span></text:h>
      <text:p text:style-name="Text-body">Le témoin <text:span text:style-name="textit">M</text:span> de la <text:span text:style-name="textit">Chanson d’Otinel</text:span> est contenu dans un fragm. d’un bifeuillet, attestant du plus ancien recueil connu de chansons de geste <text:reference-mark text:name="x1-1002f2"/><text:note text:id="ftn1" text:note-class="footnote"><text:note-citation>1</text:note-citation><text:note-body><text:p text:style-name="Footnote">nixon_romance_1993 cité par di_luca_deux_2015 </text:p></text:note-body></text:note>, ayant servi de couverture à un registre des Arch. dép. de la Lozère (auj. dans le recueil BnF, nouv. acq. fr. 5094), et qui aurait, selon Paul Meyer, fait partie du même manuscrit qu’un fragm. ayant lui aussi servi de couverture à un registre (ou de chemise à une liasse) des Arch. dép. du Puy-de-Dôme (auj. Clermont–Ferrand, Arch. Dép., 1 F2). </text:p>
      <text:p text:style-name="First-line-indent">Le fragm. de Mende, d’un bifeuillet a été relié à la fin du XIXe siècle dans un recueil factice de fragments, qui constitue aujourd’hui le ms. BnF, nouv. acq. fr. 5094, où il occupe les fol. 7 et 8. Seuls ceux-ci sont ici considérés. </text:p>
      <text:p text:style-name="Text-body"/>
      <text:h text:style-name="Heading_20_3" text:outline-level="3"><text:reference-mark text:name="x1-2000"/>Contenu</text:h>
      <text:p text:style-name="P10"><text:reference-mark text:name="x1-4000"/><text:span text:style-name="paragraph-h">(a) fol. 7-7v, </text:span><text:span text:style-name="paragraph-h"><text:span text:style-name="textit">Chanson d’Otinel</text:span></text:span><text:span text:style-name="paragraph-h"> (ms. </text:span><text:span text:style-name="paragraph-h"><text:span text:style-name="textit">M</text:span></text:span><text:span text:style-name="paragraph-h">, incompl.).</text:span> <text:s text:c="2"/>Fragm. de 293 vers (équiv. aux v. 574-866 du ms. Bodmer), inc. « De quei franceis unt li plusur envie / [...] est la lei empli » ; expl. « Mort le tresturne en miliu d’un sentir / e Olivir fiert Balsan de Munpellier ». </text:p>
      <text:p text:style-name="P10"/>
      <text:p text:style-name="P10"><text:span text:style-name="T7">Le texte de ce témoin anglo-normand est très proche de celui du ms. </text:span><text:span text:style-name="textit"><text:span text:style-name="T7">B</text:span></text:span><text:span text:style-name="T7">. Sur ce passage, le nombre total de vers dans </text:span><text:span text:style-name="textit"><text:span text:style-name="T7">M</text:span></text:span><text:span text:style-name="T7"> et </text:span><text:span text:style-name="textit"><text:span text:style-name="T7">B</text:span></text:span><text:span text:style-name="T7"> est absolument identique, même si cela dissimule le fait que </text:span><text:span text:style-name="textit"><text:span text:style-name="T7">M</text:span></text:span><text:span text:style-name="T7"> contient 7 vers absents de </text:span><text:span text:style-name="textit"><text:span text:style-name="T7">B</text:span></text:span><text:span text:style-name="T7"> (v. 65, 116, 175, 202, 246-247, 276), et </text:span><text:span text:style-name="textit"><text:span text:style-name="T7">B</text:span></text:span><text:span text:style-name="T7"> 7 vers absents de </text:span><text:span text:style-name="textit"><text:span text:style-name="T7">M</text:span></text:span><text:span text:style-name="T7"> (v. 634, 767-771, 834). On peut donc estimer qu’il manque ici env. 573 v. avant et au moins 1042 après, mais probablement plus, car la fin du texte paraît abrégée dans </text:span><text:span text:style-name="textit"><text:span text:style-name="T7">B</text:span></text:span><text:span text:style-name="T7">. Ainsi, la fin du texte correspond, dans </text:span><text:span text:style-name="textit"><text:span text:style-name="T7">A</text:span></text:span><text:span text:style-name="T7"> dans son état actuel à 1041 v., mais </text:span><text:span text:style-name="textit"><text:span text:style-name="T7">A</text:span></text:span><text:span text:style-name="T7"> contient, sur ce passage, sa troisième lacune (due au manque d’un cahier, vraisemblablement un ternion, et, pour la partie qui nous occupe, un peu moins de sa seconde moitié, voir la notice de ce ms. </text:span><text:span text:style-name="textit"><text:span text:style-name="T7">infra</text:span></text:span><text:span text:style-name="T7">), puis ses v. 661-1701, contenant eux-mêmes une omission de 35 v. Selon ce calcul, </text:span><text:span text:style-name="textit"><text:span text:style-name="T7">A</text:span></text:span><text:span text:style-name="T7"> aurait pu contenir, pour la partie concernée, jusqu’à 1450 vers environ. L’estimation, retenue par Langlois, de 1200 v. fournit une voie moyenne, qui peut avoir le mérite de tenir compte de la tendance à l’amplification de </text:span><text:span text:style-name="textit"><text:span text:style-name="T7">A</text:span></text:span><text:span text:style-name="T7">. </text:span></text:p>
      <text:p text:style-name="First-line-indent"/>
      <text:p text:style-name="P11"><text:reference-mark text:name="x1-5000"/><text:span text:style-name="paragraph-h">(b) fol. 8-8v, </text:span><text:span text:style-name="paragraph-h"><text:span text:style-name="textit">Chanson d’Aspremont</text:span></text:span><text:span text:style-name="paragraph-h"> (ms. </text:span><text:span text:style-name="paragraph-h"><text:span text:style-name="textit">P4</text:span></text:span><text:span text:style-name="paragraph-h">, incompl.).</text:span> <text:s text:c="2"/>Fragm. de 395 vers, inc. « li tun conseil m’at meint mestir eu / as colps doner al brant d’acir mulu » ; expl. « De cest glutun ki ci vei en p<text:span text:style-name="textit">re</text:span>sent / ke ore en dreit ne prenge vengement ». </text:p>
      <text:p text:style-name="P1"/>
      <text:p text:style-name="P11"><text:span text:style-name="T7">Ce fragm. contient 395 vers de la </text:span><text:span text:style-name="textit"><text:span text:style-name="T7">Chanson d’Aspremont</text:span></text:span><text:span text:style-name="T7">, il débute à l’équiv. du v. 84 de l’édition Brandin </text:span><text:reference-mark text:name="x1-5001f3"/><text:span text:style-name="T7"><text:note text:id="ftn2" text:note-class="footnote"><text:note-citation>2</text:note-citation><text:note-body><text:p text:style-name="Footnote">brandin_chanson_1919. </text:p></text:note-body></text:note></text:span><text:span text:style-name="T7">, et se termine par deux laisses, en -</text:span><text:span text:style-name="textit"><text:span text:style-name="T7">é</text:span></text:span><text:span text:style-name="T7"> et en -</text:span><text:span text:style-name="textit"><text:span text:style-name="T7">ant</text:span></text:span><text:span text:style-name="T7">, qui avec une troisième en -</text:span><text:span text:style-name="textit"><text:span text:style-name="T7">ier</text:span></text:span><text:span text:style-name="T7"> (qui manque ici), sont absentes de l’édition Brandin et présentes dans les trois témoins franco-italiens (</text:span><text:span text:style-name="textit"><text:span text:style-name="T7">P3V4V6</text:span></text:span><text:span text:style-name="T7">) </text:span><text:reference-mark text:name="x1-5002f4"/><text:span text:style-name="T7"><text:note text:id="ftn3" text:note-class="footnote"><text:note-citation>3</text:note-citation><text:note-body><text:p text:style-name="Footnote">langlois_deux_1883. </text:p></text:note-body></text:note></text:span><text:span text:style-name="T7">, et, plus largement, dans le groupe franco-italien/anglo-normand. Ces trois laisses « concernent l’épisode de l’ambassade de Balan à la cour de Charlemagne ; elles amplifient les provocations de Balan envers Charles et traitent de la réaction d’Ogier, qui voudrait se battre en duel avec l’ambassadeur mais est arrêté par l’empereur au nom du principe de l’inviolabilité des envoyés »</text:span><text:reference-mark text:name="x1-5003f5"/><text:span text:style-name="T7"><text:note text:id="ftn4" text:note-class="footnote"><text:note-citation>4</text:note-citation><text:note-body><text:p text:style-name="Footnote">di_luca_deux_2015. </text:p></text:note-body></text:note></text:span><text:span text:style-name="T7">, et elles seraient assez caractéristiques de la famille </text:span><text:span text:style-name="T7"><draw:frame draw:style-name="fr1" draw:name="mobj-2" text:anchor-type="as-char" svg:width="0.413cm" svg:height="0.467cm" draw:z-index="0"><draw:object xlink:href="./mss-m2" xlink:type="simple" xlink:show="embed" xlink:actuate="onLoad"/><draw:image xlink:href="./ObjectReplacements/mss-m2" xlink:type="simple" xlink:show="embed" xlink:actuate="onLoad"/></draw:frame></text:span><text:span text:style-name="T7"> établie par Giovanni Palumbo (</text:span><text:span text:style-name="textit"><text:span text:style-name="T7">ChL3P3P4ChaV4V6</text:span></text:span><text:span text:style-name="T7"> pour la première partie du texte, </text:span><text:span text:style-name="textit"><text:span text:style-name="T7">ChL3 ChaV4V6</text:span></text:span><text:span text:style-name="T7"> pour la seconde) </text:span><text:reference-mark text:name="x1-5004f6"/><text:span text:style-name="T7"><text:note text:id="ftn5" text:note-class="footnote"><text:note-citation>5</text:note-citation><text:note-body><text:p text:style-name="Footnote">di_luca_deux_2015. </text:p></text:note-body></text:note></text:span><text:span text:style-name="T7">. </text:span></text:p>
      <text:p text:style-name="P1"><text:soft-page-break/><text:span text:style-name="T7">Plus précisément, ce témoin et le fragm. de Clermont-Ferrand (</text:span><text:span text:style-name="textit"><text:span text:style-name="T7">C</text:span></text:span><text:span text:style-name="T7">), feraient partie d’un sous-groupe avec le ms. </text:span><text:span text:style-name="textit"><text:span text:style-name="T7">Ch</text:span></text:span><text:span text:style-name="T7"> (anglo-normand, fin du XIIe ou du début du XIIIe siècle, auj. Cologny-Genève, fondation Martin-Bodmer, cod. Bodmer 11, </text:span><text:span text:style-name="textit"><text:span text:style-name="T7">olim</text:span></text:span><text:span text:style-name="T7"> Cheltenham, Bibl. Philipps 26119) </text:span><text:reference-mark text:name="x1-5005f7"/><text:span text:style-name="T7"><text:note text:id="ftn6" text:note-class="footnote"><text:note-citation>6</text:note-citation><text:note-body><text:p text:style-name="Footnote">meyer_fragment_1890. </text:p></text:note-body></text:note></text:span><text:span text:style-name="T7">, tandis que ce groupe </text:span><text:span text:style-name="textit"><text:span text:style-name="T7">P4+CCh</text:span></text:span><text:span text:style-name="T7"> ferait partie d’une branche interne de la version </text:span><text:span text:style-name="T7"><draw:frame draw:style-name="fr1" draw:name="mobj-3" text:anchor-type="as-char" svg:width="0.413cm" svg:height="0.467cm" draw:z-index="1"><draw:object xlink:href="./mss-m3" xlink:type="simple" xlink:show="embed" xlink:actuate="onLoad"/><draw:image xlink:href="./ObjectReplacements/mss-m3" xlink:type="simple" xlink:show="embed" xlink:actuate="onLoad"/></draw:frame></text:span><text:span text:style-name="T7"> avec le groupe </text:span><text:span text:style-name="textit"><text:span text:style-name="T7">ChaV4V6</text:span></text:span><text:reference-mark text:name="x1-5006f8"/><text:span text:style-name="T7"><text:note text:id="ftn7" text:note-class="footnote"><text:note-citation>7</text:note-citation><text:note-body><text:p text:style-name="Footnote">di_luca_deux_2015. </text:p></text:note-body></text:note></text:span><text:span text:style-name="T7">. </text:span></text:p>
      <text:p text:style-name="First-line-indent"><text:span text:style-name="T7">La lacune précédant le texte est vraisemblablement d’env. 80 vers, si l’on accepte que ce manuscrit ne contenait pas le long prologue présent dans </text:span><text:span text:style-name="textit"><text:span text:style-name="T7">V4V6</text:span></text:span><text:span text:style-name="T7">, et qui y occupe 545 et 790 v. respectivement </text:span><text:reference-mark text:name="x1-5007f9"/><text:span text:style-name="T7"><text:note text:id="ftn8" text:note-class="footnote"><text:note-citation>8</text:note-citation><text:note-body><text:p text:style-name="Footnote">langlois_deux_1883. </text:p></text:note-body></text:note></text:span><text:span text:style-name="T7">, ce qui est probable vu que le ms. </text:span><text:span text:style-name="textit"><text:span text:style-name="T7">Ch</text:span></text:span><text:span text:style-name="T7"> ne le contient pas </text:span><text:reference-mark text:name="x1-5008f10"/><text:span text:style-name="T7"><text:note text:id="ftn9" text:note-class="footnote"><text:note-citation>9</text:note-citation><text:note-body><text:p text:style-name="Footnote">Sur ce ms., voir la notice de vielliard_cologny_????-1 ainsi que careri_livres_2011 . </text:p></text:note-body></text:note></text:span><text:span text:style-name="T7">. La lacune suivant le texte correspond, dans l’édition Brandin, à mais cette valeur n’est qu’approximative, en raison des divergences entre les versions. En outre, si l’on accepte l’identité avec le fragm. de Clermont-Ferrand, il faut en déduire les 381 v. </text:span></text:p>
      <text:p text:style-name="Text-body"/>
      <text:p text:style-name="Text-body"><text:reference-mark text:name="x1-6000"/><text:span text:style-name="paragraph-h">Notes et ajouts :</text:span> <text:s text:c="2"/>Nombreuses corrections dans le texte de l’<text:span text:style-name="textit">Aspremont</text:span><text:reference-mark text:name="x1-6001f11"/><text:note text:id="ftn10" text:note-class="footnote"><text:note-citation>10</text:note-citation><text:note-body><text:p text:style-name="Footnote">di_luca_deux_2015. </text:p></text:note-body></text:note>. </text:p>
      <text:p text:style-name="P2">Le fragm. porte des ajouts, témoins de son utilisation comme chemise de liasses de documents ou couverture de registre : </text:p>
      <text:list xml:id="list44613542190579033" text:style-name="Itemize">
        <text:list-item>
          <text:p text:style-name="P28">dans une main du XVIIe-XVIIIe siècle, au fol. 7, dans la partie supérieure de la marge de gouttière : « Liasse art. 3 » (et essais de plume dans l’intercolonne) ; </text:p>
        </text:list-item>
        <text:list-item>
          <text:p text:style-name="P28">autre main du XVIIe ou du XVIIIe, dans la partie supérieure de l’intercolonne du fol. 7 : « Finis coronat opus », suivi d’un paraphe ou d’une ruche ; </text:p>
        </text:list-item>
        <text:list-item>
          <text:p text:style-name="P28">autre main du XVIIe ou XVIIIe, marge de gouttière fol. 8v, « Extrait 25 avril 1586 / Fournéls / no 26 » ; </text:p>
        </text:list-item>
        <text:list-item>
          <text:p text:style-name="P28">main du XVIIIe ou du XIXe, moitié inférieure de la marge de goutière du fol. 7, « no 2 » ; </text:p>
        </text:list-item>
        <text:list-item>
          <text:p text:style-name="P28">en marge de queue du fol. 7 : inscription en partie effacée « .91 » et ( ?) ; </text:p>
        </text:list-item>
        <text:list-item>
          <text:p text:style-name="P28">du XIXe siècle, cote ancienne « G - 236 » des Arch. dép. dans l’intercolonne du fol. 7.</text:p>
        </text:list-item>
      </text:list>
      <text:h text:style-name="Heading_20_3" text:outline-level="3"><text:reference-mark text:name="x1-12000"/>Description matérielle </text:h>
      <text:p text:style-name="Text-body"><text:reference-mark text:name="x1-13000"/><text:span text:style-name="paragraph-h">Support</text:span> <text:s text:c="2"/></text:p>
      <text:p text:style-name="Text-body">parchemin, auj. 308<draw:frame draw:style-name="fr1" draw:name="mobj-4" text:anchor-type="as-char" svg:width="0.437cm" svg:height="0.467cm" draw:z-index="2"><draw:object xlink:href="./mss-m4" xlink:type="simple" xlink:show="embed" xlink:actuate="onLoad"/><draw:image xlink:href="./ObjectReplacements/mss-m4" xlink:type="simple" xlink:show="embed" xlink:actuate="onLoad"/></draw:frame> 200 mm ; d’après Langlois, 360<draw:frame draw:style-name="fr1" draw:name="mobj-5" text:anchor-type="as-char" svg:width="0.437cm" svg:height="0.467cm" draw:z-index="3"><draw:object xlink:href="./mss-m5" xlink:type="simple" xlink:show="embed" xlink:actuate="onLoad"/><draw:image xlink:href="./ObjectReplacements/mss-m5" xlink:type="simple" xlink:show="embed" xlink:actuate="onLoad"/></draw:frame> 210mm <text:reference-mark text:name="x1-14001f24"/><text:note text:id="ftn11" text:note-class="footnote"><text:note-citation>11</text:note-citation><text:note-body><text:p text:style-name="Footnote">langlois_deux_1883. </text:p></text:note-body></text:note>, ce qui signifie, s’il ne s’agit pas d’une erreur, que le manuscrit a été rogné, peut-être à la Bibl. nat. lors de son intégration au recueil factice ; format moyen-grand (l+h=508 ou 570) <text:reference-mark text:name="x1-14002f25"/><text:note text:id="ftn12" text:note-class="footnote"><text:note-citation>12</text:note-citation><text:note-body><text:p text:style-name="P23">C’est-à-dire se rattachant à la catégorie la plus grande observée pour des manuscrits français du XIIIe d’après careri_album_2001 selon le système établi par bozzolo_pour_1980 Ces derniers distinguent en effet les petits formats, inférieurs à 320mm, valeur qui « devrait correspondre à celle des plus petits in-8o » ; petits-moyens, entre 320 et 490mm, ce dernier chiffre correspondant « le plus souvent avec le creux qui sépare les in-8o des in-4o » ; moyens-grands, entre 491-670mm, ce dernier chiffre représentant « la limite supérieure des in-4o » ; grands, supérieurs à 670mm. Dans leur corpus <text:span text:style-name="textit">A</text:span>, les formats moyens-grands représentent systématiquement, du IXe au XVe siècle la catégorie la plus représentée (entre 40 et 50% des manuscrits).</text:p></text:note-body></text:note>. Côté fleur, fol. 7r et 8v. Emploi possible d’une partie non conventionnelle de la peau (voir fol. 7) <text:reference-mark text:name="x1-14003f26"/><text:note text:id="ftn13" text:note-class="footnote"><text:note-citation>13</text:note-citation><text:note-body><text:p text:style-name="P23">D’une partie du flanchet (muzerelle_vocabulaire_1985) ? Sur ce point, voir careri_les_2006 notamment p. 26. Il est néanmoins également possible qu’il y ait eu une découpe en marge de gouttière, car certains ajouts (du XVIIIe) paraissent légèrement amputés (« Liasse [...] / art. 3[...] »). </text:p></text:note-body></text:note> ? Les 2 fol. ne <text:soft-page-break/>se suivaient pas directement dans le manuscrit (le bifeuillet n’était pas en position centrale du cahier). Pas de réclame visible, ni dans l’état actuel, ni relevées par Langlois, qui en fait un argument contre la position extérieure dans le cahier de ce bifeuillet <text:reference-mark text:name="x1-14004f27"/><text:note text:id="ftn14" text:note-class="footnote"><text:note-citation>14</text:note-citation><text:note-body><text:p text:style-name="Footnote">Celui-ci note l’absence de réclame et précise d’ailleurs que, si elle aurait pu être enlevée par un relieur, ceci « est fort douteux, car les marges des feuillets sont encore très larges et les rognures ont dû être de peu d’importance » ; langlois_deux_1883 </text:p></text:note-body></text:note>. </text:p>
      <text:p text:style-name="First-line-indent">Il est possible, comme le fait d’ailleurs Langlois<text:reference-mark text:name="x1-14005f28"/><text:note text:id="ftn15" text:note-class="footnote"><text:note-citation>15</text:note-citation><text:note-body><text:p text:style-name="Footnote">langlois_deux_1883. </text:p></text:note-body></text:note>, de postuler que le cahier était à l’origine un quaternion, type de loin prédominant, notamment pour les formats moyen-grands du XIIe siècle. </text:p>
      <text:p text:style-name="First-line-indent"><text:span text:style-name="T7">L’instabilité dans la mise en page ne permet pas de calcul précis sur l’étendue du manque textuel. </text:span><text:span text:style-name="textit"><text:span text:style-name="T7">A contrario</text:span></text:span><text:span text:style-name="T7">, les incertitudes sur la quantité de texte manquante rendent délicate une estimation du nombre de feuillets perdus </text:span><text:span text:style-name="T8">mais les estimations que l'on peut faire</text:span><text:span text:style-name="T7"> oscillent autour de 4 fol., ce qui rejoint l’hypothèse de Langlois </text:span><text:reference-mark text:name="x1-14011f33"/><text:span text:style-name="T7"><text:note text:id="ftn16" text:note-class="footnote"><text:note-citation>16</text:note-citation><text:note-body><text:p text:style-name="Footnote">langlois_deux_1883. </text:p></text:note-body></text:note></text:span><text:span text:style-name="T7">, et signifierait, dans le cas d’un quaternion, que notre feuillet n’était précédé que d’une seul fol. Or, il est délicat d’imaginer que nos 573 vers env. qui doivent manquer au début d’</text:span><text:span text:style-name="textit"><text:span text:style-name="T7">Otinel</text:span></text:span><text:span text:style-name="T7"> tenaient sur un seul fol. (avec deux colonnes de 73 v., ils en occuperaient 1,96). Dans ce cas, il faut accepter soit que le cahier était un quinion, type très rare, soit qu’</text:span><text:span text:style-name="textit"><text:span text:style-name="T7">Otinel</text:span></text:span><text:span text:style-name="T7"> commençait sur le cahier précédent et que le ms. devait contenir encore d’autres œuvres </text:span><text:reference-mark text:name="x1-14012f34"/><text:span text:style-name="T7"><text:note text:id="ftn17" text:note-class="footnote"><text:note-citation>17</text:note-citation><text:note-body><text:p text:style-name="Footnote">nixon_romance_1993 avance également cette hypothèse, en raison, cette fois, de la densité de la page et de la quantité de texte qu’elle contient. </text:p></text:note-body></text:note></text:span><text:span text:style-name="T7">).</text:span></text:p>
      <text:p text:style-name="First-line-indent"/>
      <text:p text:style-name="Text-body"><text:reference-mark text:name="x1-16000"/><text:span text:style-name="paragraph-h">Mise en page</text:span> <text:s text:c="2"/></text:p>
      <text:p text:style-name="P14">traces de piqûre en marge de couture (fol. 8). Réglure à la pointe sèche. Sur deux colonnes pour <text:span text:style-name="textit">Otinel</text:span>. Surf. écrite : 265<draw:frame draw:style-name="fr1" draw:name="mobj-7" text:anchor-type="as-char" svg:width="0.437cm" svg:height="0.467cm" draw:z-index="4"><draw:object xlink:href="./mss-m7" xlink:type="simple" xlink:show="embed" xlink:actuate="onLoad"/><draw:image xlink:href="./ObjectReplacements/mss-m7" xlink:type="simple" xlink:show="embed" xlink:actuate="onLoad"/></draw:frame> 180 (rapport de la justification à la page : auj. 77% ; selon les dimensions de Langlois : 62%). 73 l. par colonne (74 pour la col. 7b). </text:p>
      <text:p text:style-name="First-line-indent">Sur trois colonnes pour <text:span text:style-name="textit">Aspremont</text:span>, 69 (8r, sauf col. a, 70), puis 59 lignes par colonne (sans compter les vers ajoutés en interlinéaire).</text:p>
      <text:p text:style-name="First-line-indent"/>
      <text:p text:style-name="Text-body"><text:reference-mark text:name="x1-19000"/><text:span text:style-name="paragraph-h">Écriture</text:span> <text:s text:c="2"/></text:p>
      <text:p text:style-name="Text-body">1re main (<text:span text:style-name="textit">Otinel</text:span>) : fol. 7-7v ; écriture pré-gothique anglo-normande de niveau d’exécution moyen (<text:span text:style-name="textit">libraria</text:span>, voire <text:span text:style-name="textit">libraria</text:span>/<text:span text:style-name="textit">currens</text:span>), présentant des similarités avec les écritures universitaires. </text:p>
      <text:p text:style-name="P24"><text:span text:style-name="T13">a</text:span><text:span text:style-name="T15"> très majoritairement à simple boucle, rarement à double boucle (et dans ce cas ouvert : « </text:span><text:span text:style-name="T16">a</text:span><text:span text:style-name="T17"> à crosse »)</text:span><text:span text:style-name="T15"> ; <text:s/></text:span><text:span text:style-name="T16">d droit</text:span><text:span text:style-name="T17"> très majoritairement, </text:span><text:span text:style-name="T19">d rond</text:span><text:span text:style-name="T20"> oncial presque toujours à la finale et quelques fois à d'autres positions ; </text:span><text:span text:style-name="T19">g</text:span><text:span text:style-name="T20"> « 8 shaped », parfois ouverts, parfois fermés, avec tailles proches entres boucles inférieures et supérieures ; </text:span><text:span text:style-name="T19">g majuscule</text:span><text:span text:style-name="T20"> parfois employé en fin de vers ; </text:span><text:span text:style-name="T19">r</text:span><text:span text:style-name="T20"> rond seulement après </text:span><text:span text:style-name="T19">o</text:span><text:span text:style-name="T20"> ; <text:s/>-</text:span><text:span text:style-name="T21">R</text:span><text:span text:style-name="T22"> final « majuscule »</text:span><text:span text:style-name="T20"> employé très souvent à la fin du vers, ou en fin de mot ; </text:span><text:span text:style-name="T19">s droit</text:span><text:span text:style-name="T20"> à toutes positions, excepté quelques « s traînants » parfois (rarement) à la fin de vers ; </text:span><text:span text:style-name="T19">x</text:span><text:span text:style-name="T20"> allant sous la ligne ; pas de fusions </text:span><text:span text:style-name="T19">de</text:span><text:span text:style-name="T20"> ou </text:span><text:span text:style-name="T19">do. </text:span><text:span text:style-name="T23">―</text:span><text:span text:style-name="T19"> Abbréviations :</text:span><text:span text:style-name="T20"> </text:span><text:span text:style-name="T19">signe tironien</text:span><text:span text:style-name="T20"> non barré. </text:span><text:span text:style-name="T23">― </text:span><text:span text:style-name="T19">Accents :</text:span><text:span text:style-name="T20"> </text:span><text:span text:style-name="T19">accentuation double</text:span><text:span text:style-name="T20"> de </text:span><text:span text:style-name="T25">áá</text:span><text:span text:style-name="T26"> </text:span><text:span text:style-name="T24">; </text:span><text:span text:style-name="T20">des groupes -</text:span><text:span text:style-name="T19">éé</text:span><text:span text:style-name="T20">- (finaux ou internes) ; parfois accentuation simple du -</text:span><text:span text:style-name="T19">éz</text:span><text:span text:style-name="T20"> final, accentuation de </text:span><text:span text:style-name="T19">i</text:span><text:span text:style-name="T20">. </text:span><text:span text:style-name="T27">La p</text:span>résence de voyelles accentuées « renvoie aux manuscrits insulaires du début du siècle comme de la fin.<text:span text:style-name="T14"> </text:span><text:span text:style-name="T18">» (</text:span><text:span text:style-name="T14">Livres XIIe</text:span><text:span text:style-name="T18">, p. xxix).</text:span></text:p>
      <text:p text:style-name="P4">2e main (<text:span text:style-name="textit">Aspremont</text:span>), fol. 8-8v ; écriture pré-gothique anglo-normande <text:span text:style-name="T12">peut-être plus moderne.</text:span></text:p>
      <text:p text:style-name="First-line-indent"/>
      <text:p text:style-name="Text-body"><text:reference-mark text:name="x1-22000"/><text:span text:style-name="paragraph-h">Décoration</text:span> <text:s text:c="2"/></text:p>
      <text:p text:style-name="P22">initiales de deux lignes de réglure, alternativement rouges et bleues, et filigranées, au début de <text:soft-page-break/>chaque laisse. </text:p>
      <text:p text:style-name="P22"><text:span text:style-name="T7">Le décor évoque les réalisations du quatrième quart du XIIe siècle, tirant éventuellement vers le premier quart du XIIIe : pour les </text:span><text:span text:style-name="textbf"><text:span text:style-name="T7">C</text:span></text:span><text:span text:style-name="T7">, </text:span><text:span text:style-name="textbf"><text:span text:style-name="T7">E</text:span></text:span><text:span text:style-name="T7">, </text:span><text:span text:style-name="textbf"><text:span text:style-name="T7">O</text:span></text:span><text:span text:style-name="T7">, </text:span><text:span text:style-name="textbf"><text:span text:style-name="T7">Q</text:span></text:span><text:span text:style-name="T7">, </text:span><text:span text:style-name="textbf"><text:span text:style-name="T7">S</text:span></text:span><text:span text:style-name="T7">, seul l’intérieur de la lettre est filigrané à l’aide de motifs assez simples</text:span><text:reference-mark text:name="x1-23001f38"/><text:span text:style-name="T7"><text:note text:id="ftn18" text:note-class="footnote"><text:note-citation>18</text:note-citation><text:note-body><text:p text:style-name="Footnote">Voir à ce sujet, busby_les_1993 </text:p></text:note-body></text:note></text:span><text:span text:style-name="T7"> (comp. avec les mss Paris, BnF, latin 6407, Angleterre, dern. quart du XIIe, Guillelmus Malmesburiensis, </text:span><text:span text:style-name="textit"><text:span text:style-name="T7">De gestis regum Anglorum</text:span></text:span><text:span text:style-name="T7">, à confronter avec le latin 589A, Angleterre, prem. quart du XIIIe, Guarnerius de Sancto Victore, </text:span><text:span text:style-name="textit"><text:span text:style-name="T7">Gregorianus</text:span></text:span><text:span text:style-name="T7">, ou plus encore le latin 13230, Normandie [Lyre], prem. quart du XIIIe, </text:span><text:span text:style-name="textit"><text:span text:style-name="T7">Breviarium</text:span></text:span><text:span text:style-name="T7">, qui présentent en revanche des antennes sur le </text:span><text:span text:style-name="textbf"><text:span text:style-name="T7">C</text:span></text:span><text:span text:style-name="T7"> et quelques autres différences </text:span><text:reference-mark text:name="x1-23002f39"/><text:span text:style-name="T7"><text:note text:id="ftn19" text:note-class="footnote"><text:note-citation>19</text:note-citation><text:note-body><text:p text:style-name="P23">Voir sur ces manuscrits stirnemann_manuscrits_1987 cat. 68, 80 et 81. Comp. également avec le ms. BnF, nouv. acq. fr. 18217, déb. du XIIIe, Nord-Est de la France, <text:span text:style-name="textit">Foulque de Candie</text:span> (careri_livres_2011), ou bien Clermont Ferrand, BMU 248, Nord de la France, prem. quart du XIIIe, contenant les œuvres de Chrétien de Troyes (busby_les_1993), ainsi que robinson_catalogue_1988 cat. 70 (Paris ? France, entre 1164 et 1170) et 99 (London ? England, before 1201 ?). </text:p></text:note-body></text:note></text:span><text:span text:style-name="T7">). </text:span></text:p>
      <text:p text:style-name="First-line-indent"/>
      <text:p text:style-name="Text-body"><text:reference-mark text:name="x1-25000"/><text:span text:style-name="paragraph-h">Reliure</text:span> <text:s text:c="2"/></text:p>
      <text:p text:style-name="Text-body">demi-reliure basane de la Bibliothèque nationale datée du 20 mai 1886 ; fol. de garde moderne en tête et en queue, et fol. de titre, portant « Fragments de manuscrits en vers », ainsi que la mention « Volume de 38 feuillets / 20 mai 1886. Plus les feuillets 39 &amp; 40 ajoutés le 17 décembre 1888. / Plus le feuillet 8bis, ajouté le 10 janvier 1890. / Plus les feuillets 41-2, ajoutés le 6 février 1893 ». L’ajout du fol. 8bis correspond à l’insertion de la photographie, donnée par Paul Meyer, du fragm. de Clermont-Ferrand (cf. la note de Paul Meyer sur ce fol. « Feuillet 1v d’un frag<text:span text:style-name="textit">men</text:span>t consistant en un feuillet double et appartenant aux archives du Puy de Dôme (<text:span text:style-name="textit">Cat. des mss conservés dans les dépôts d’archives</text:span>, 1886, p. 250-251). Ce frag<text:span text:style-name="textit">men</text:span>t était certainement la derniere feuille du ms. auquel appartenait le frag<text:span text:style-name="textit">men</text:span>t des archives de la Lozère N. acq.fr. 5094. – (P. M.) »). </text:p>
      <text:p text:style-name="First-line-indent"/>
      <text:h text:style-name="Heading_20_3" text:outline-level="3"><text:reference-mark text:name="x1-28000"/>Histoire </text:h>
      <text:p text:style-name="P17"><text:reference-mark text:name="x1-30000"/><text:span text:style-name="paragraph-h">Origine :</text:span> <text:s text:c="2"/>manuscrit d’origine vraisemblablement anglo-normande, de la fin du XIIe ou du début du XIIIe siècle. </text:p>
      <text:p text:style-name="P17"><text:span text:style-name="T7">Un certain nombre de caractéristiques de ce manuscrit sortent quelque peu des formes habituellement constatées pour cette période. Ainsi, le format moyen-grand est rare pour le XIIe et le début du XIIIe siècle, et les quelques manuscrits atteignant ces dimensions sont pour la plupart des psautiers, avec une forte proportion de mss pour lesquels une origine monastique peut être établie ou soupçonnée, ou des recueils auxquels on a pu appliquer le qualificatif de « copie de conservation ». Dans le premier tiers du XIIIe siècle en revanche, les exemples concernant la littérature profane sont plus nombreux et incluent la célèbre copie de Guiot, qui présente d’ailleurs aussi une disposition sur trois colonnes, mais notre manuscrit se distingue néanmoins de ces cas par la concentration verticale (entre 73 et 59 l.). Les trois colonnes pourraient également inciter à une datation moins haute, car, en l’état actuel de nos connaissances, celles-ci « n’apparaissent pas avant le XIIIe siècle »</text:span><text:reference-mark text:name="x1-30005f44"/><text:span text:style-name="T7"><text:note text:id="ftn20" text:note-class="footnote"><text:note-citation>20</text:note-citation><text:note-body><text:p text:style-name="Footnote">careri_livres_2011. </text:p></text:note-body></text:note></text:span><text:span text:style-name="T7">, </text:span><text:span text:style-name="textit"><text:span text:style-name="T7">a fortiori</text:span></text:span><text:span text:style-name="T7"> pour les chansons de geste, pour lesquelles prime à cette période une mise en page à longues lignes. Enfin, en ce qui concerne notre fragment, il importe également de prendre en compte les irrégularités et hésitations sur le nombre de colonnes, qui suggèrent peut-être une disposition improvisée. La troisième caractéristique inhabituelle de ce manuscrit, bien évidemment liée aux deux précédentes, est en effet son appartenance à un recueil – le plus ancien connu pour les chansons de geste, comme nous avons déjà pu le mentionner –, ces derniers étant rares avant le deuxième quart du XIIIe siècle, à quelques exceptions près. Dans notre manuscrit, l’union des deux gestes paraît notamment s’expliquer par leur théâtre d’opération, italien, outre bien sûr leur appartenance commune à la geste du roi, mais on notera toutefois que, dans la mesure où il est envisageable que </text:span><text:soft-page-break/><text:span text:style-name="T7">notre manuscrit ait contenu encore d’autres textes (avant </text:span><text:span text:style-name="textit"><text:span text:style-name="T7">Otinel</text:span></text:span><text:span text:style-name="T7">, voir </text:span><text:span text:style-name="textit"><text:span text:style-name="T7">supra</text:span></text:span><text:span text:style-name="T7">), il est délicat, sans les connaître, d’en dire plus sur les critères ayant amené à la constitution de ce recueil. </text:span></text:p>
      <text:p text:style-name="P2">Ce manuscrit ne constitue, en tout état de cause, pas une copie luxueuse : l’emploi possible d’une partie non-conventionnelle de la peau, le niveau d’exécution moyen de l’écriture évoquant les écritures de travail ou universitaires, comme les hésitations sur le nombre de lignes par colonne, de colonnes par page ou la compression verticale et horizontale du texte, en rendent compte.</text:p>
      <text:p text:style-name="P2">La datation précise de ce manuscrit est en outre quelque peu problématique à certains égards, et pose la question de l’identité d’origine entre le fragm. de Mende et celui de Clermont-Ferrand : en effet, l’écriture, archaïsante, et la décoration du fragment de Mende évoquent clairement le dernier quart ou la fin du XIIe siècle, mais celle du fragm. de Clermont-Ferrand est datable plutôt au premier tiers du XIIIe. Ainsi, la datation dépend en partie de l’hypothèse retenue pour l’origine de ses deux fragments. </text:p>
      <text:p text:style-name="P18"><text:reference-mark text:name="x1-31000"/><text:span text:style-name="paragraph-h">Provenance :</text:span> <text:s text:c="2"/></text:p>
      <text:p text:style-name="P18">Ce fragment a servi de couverture à un registre contenant l<text:span text:style-name="T31">'</text:span>« Extraict de terrier des villages du Mazet, Fournelz et La Bachellarie, des terres et heretaiges se mouva[nt] en directe du seigneur evesque de Mende, comte de Gevaudan y ayant en nombre de trente neuf recognoissances »<text:reference-mark text:name="x1-31001f68"/><text:note text:id="ftn21" text:note-class="footnote"><text:note-citation>21</text:note-citation><text:note-body><text:p text:style-name="Footnote">Arch. départ. de la Lozère, G 430 (<text:span text:style-name="textit">olim</text:span> G 236). Il est décrit dans andre_inventaire-sommaire_1882 </text:p></text:note-body></text:note>, daté de 1586 et réalisé par un notaire du nom de François Daunys, ce que vient encore confirmer l’inscription portée sur le fragment, en marge de gouttière du dernier fol., par une main du XVIIe voire du XVIIIe siècle, ‘Extrait 25 avril 1586 / Fournéls / 26’. </text:p>
      <text:p text:style-name="Text-body"><text:reference-mark text:name="x1-32000"/><text:span text:style-name="subparagraph-h">Archives départementales de la Lozère (G 236, puis G 430) :</text:span> fol. 7, dans la partie supérieure de la marge de gouttière et fol. 8, en marge de queue, estampille des Arch. dép. de la Lozère. Dans l’intercolonne du fol. 7, cote (ancienne) « G – 236 » qui correspond à la cote moderne G 430 <text:reference-mark text:name="x1-32001f69"/><text:note text:id="ftn22" text:note-class="footnote"><text:note-citation>22</text:note-citation><text:note-body><text:p text:style-name="Footnote">Voir Arch. départ. de la Lozère, W 431 T, <text:span text:style-name="textit">Inventaire des archives antérieures à 1790</text:span> réalisé sans doute par Ferdinand André, et contenant les correspondances entre les cotes nouvelles et anciennes (celles portées à l’encre sur les registres) de la série G. Cet inventaire enregistre notre document comme « Terrier des censives de l’évêque de Mende. Mandement de Fournels ». </text:p></text:note-body></text:note>. </text:p>
      <text:p text:style-name="First-line-indent">Le fragment a été découvert dans les Archives départementales de la Lozère, par Ferdinand André, archiviste de la Lozère, vers 1883, soit sensiblement à la période à laquelle il a réalisé l’inventaire de la série G des Archives départementales <text:reference-mark text:name="x1-32002f70"/><text:note text:id="ftn23" text:note-class="footnote"><text:note-citation>23</text:note-citation><text:note-body><text:p text:style-name="Footnote">andre_inventaire-sommaire_1882. </text:p></text:note-body></text:note>. </text:p>
      <text:p text:style-name="Text-body"><text:reference-mark text:name="x1-33000"/><text:span text:style-name="subparagraph-h">Bibliothèque nationale (don no 2221 ; nouv. acq. fr. 5094)</text:span> <text:s text:c="2"/>Ce fragment a ensuite intégré la Bibliothèque nationale, sur la demande du ministre de l’Instruction publique. Au cours de cet échange, c’est Eugène de Rozière, chartiste fameux, correspondant de Ferdinand André comme de Lucien Delisle, à qui F. André a confié le fragment, qui a servi d’intermédiaire, comme l’évoque une brève note au dos d’une carte de visite, adressée par Rozière à André : « Merci pour l’histoire de la bête du Gévaudan — Avez-vous reçu la livraison de la <text:span text:style-name="textit">Romania</text:span> qui renferme le fragment de poëme trouvé sur la couverture de livre que vous m’aviez communiqué – Je crois que les propositions que j’ai faites pour l’échange seront acceptées »<text:reference-mark text:name="x1-33002f72"/><text:note text:id="ftn24" text:note-class="footnote"><text:note-citation>24</text:note-citation><text:note-body><text:p text:style-name="Footnote">Archives départementales de la Lozère, 11 J 4. </text:p></text:note-body></text:note>. </text:p>
      <text:p text:style-name="First-line-indent">Coin supérieur gauche : note au crayon, « don 2221 » et estampille « Don no 2221 », relatives à l’entrée du doc. à la BnF. <text:s/>Marge de queue, moitié de gouttière : estampille, en partie rognée par un trou dans le parchemin (postérieurement restauré), de la Bibl. nat. </text:p>
      <text:h text:style-name="Heading_20_2" text:outline-level="2"><text:soft-page-break/><text:reference-mark text:name="x1-7000"/><text:span text:style-name="paragraph-h">Clermont–Ferrand, Arch. Dép., 1 F2</text:span> <text:s text:c="2"/></text:h>
      <text:h text:style-name="P25" text:outline-level="3">Contenu</text:h>
      <text:p text:style-name="P12"><text:reference-mark text:name="x1-8000"/><text:span text:style-name="paragraph-h">(a) fol. 1-2a, </text:span><text:span text:style-name="textit">Chanson d’Aspremont</text:span><text:span text:style-name="paragraph-h"> (ms. </text:span><text:span text:style-name="textit">C</text:span><text:span text:style-name="paragraph-h">, incompl.).</text:span> <text:s text:c="2"/>Fragm. de 381 vers, inc. « ces c<text:span text:style-name="textit">r</text:span>eatures que jo vei la ester / fist Deu pur ho<text:span text:style-name="textit">m</text:span>me s<text:span text:style-name="textit">er</text:span>vir et honorer » ; expl. « Des ore en avant en remeint la chancun / Ici finist que ja plus n’en dirrom ». Les 381 vers de ce fragment sont équivalents aux v. 10983-11376 [fin] de l’éd. Brandin et 10792-[fin] de l’éd. Suard. Sur la place de <text:span text:style-name="textit">C</text:span> dans la tradition, voir la discussion de <text:span text:style-name="textit">P4</text:span> <text:span text:style-name="textit">supra</text:span>. </text:p>
      <text:p text:style-name="P3"/>
      <text:p text:style-name="P19"><text:reference-mark text:name="x1-9000"/><text:span text:style-name="paragraph-h">(b) fol. 2b-2va, </text:span><text:span text:style-name="textit">Le Héron</text:span><text:span text:style-name="paragraph-h"> (</text:span><text:span text:style-name="textit">Cele qui fu foutue et desfoutue</text:span><text:span text:style-name="paragraph-h"> II, ms. </text:span><text:span text:style-name="textit">i</text:span><text:span text:style-name="paragraph-h">).</text:span> <text:s text:c="2"/>Inc. « ... / Vos conterai par cortosie / ki n’est pas trop long ne trop cort » ; expl. « Car nul ne put guarder le con / S’il ne feit au cul sa meison ».</text:p>
      <text:p text:style-name="P19"><text:span text:style-name="T7">Ce fabliau, édité en premier lieu par Paul Meyer </text:span><text:reference-mark text:name="x1-9001f12"/><text:span text:style-name="T7"><text:note text:id="ftn25" text:note-class="footnote"><text:note-citation>25</text:note-citation><text:note-body><text:p text:style-name="Footnote">meyer_fableau_1897. </text:p></text:note-body></text:note></text:span><text:span text:style-name="T7">, présente des similarités importantes avec </text:span><text:span text:style-name="textit"><text:span text:style-name="T7">Cele qui fu foutue et desfoutue pour une grue</text:span></text:span><text:span text:style-name="T7">, attribué à Garin, mais les deux « n’ont pas un seul vers en commun » </text:span><text:reference-mark text:name="x1-9002f13"/><text:span text:style-name="T7"><text:note text:id="ftn26" text:note-class="footnote"><text:note-citation>26</text:note-citation><text:note-body><text:p text:style-name="Footnote">meyer_fableau_1897. </text:p></text:note-body></text:note></text:span><text:span text:style-name="T7"> : ce ms. constituerait ainsi le seul témoin de la version anglo-normande, à laquelle Noomen et Van Den Boogaard attribuent le signe </text:span><text:span text:style-name="textit"><text:span text:style-name="T7">Cele qui fu foutue et desfoutue II</text:span></text:span><text:span text:style-name="T7">, à comparer avec les cinq témoins de la version continentale</text:span><text:reference-mark text:name="x1-9003f14"/><text:span text:style-name="T7"><text:note text:id="ftn27" text:note-class="footnote"><text:note-citation>27</text:note-citation><text:note-body><text:p text:style-name="Footnote">noomen_nouveau_1986. </text:p></text:note-body></text:note></text:span><text:span text:style-name="T7">. L’origine anglo-normande du texte est attestée par un certain nombre de particularités observables à la rime </text:span><text:reference-mark text:name="x1-9004f15"/><text:span text:style-name="T7"><text:note text:id="ftn28" text:note-class="footnote"><text:note-citation>28</text:note-citation><text:note-body><text:p text:style-name="Footnote">meyer_fableau_1897. </text:p></text:note-body></text:note></text:span><text:span text:style-name="T7">, comme par la mention de saint Quinel ou Cynehelm </text:span><text:reference-mark text:name="x1-9005f16"/><text:span text:style-name="T7"><text:note text:id="ftn29" text:note-class="footnote"><text:note-citation>29</text:note-citation><text:note-body><text:p text:style-name="Footnote">noomen_nouveau_1986. </text:p></text:note-body></text:note></text:span><text:span text:style-name="T7">. La langue de la copie est également anglo-normande, avec des traits à l’occasion plus marqués et plus tardifs que dans la copie d’</text:span><text:span text:style-name="textit"><text:span text:style-name="T7">Otinel</text:span></text:span><text:span text:style-name="T7"> (</text:span><text:span text:style-name="textit"><text:span text:style-name="T7">u</text:span></text:span><text:span text:style-name="T7"> dans les groupes </text:span><text:span text:style-name="textit"><text:span text:style-name="T7">an</text:span></text:span><text:span text:style-name="T7"> : </text:span><text:span text:style-name="textit"><text:span text:style-name="T7">manauns</text:span></text:span><text:span text:style-name="T7">, </text:span><text:span text:style-name="textit"><text:span text:style-name="T7">avenauns</text:span></text:span><text:span text:style-name="T7">, qui peuvent garder trace d’une vélarisation de /ã/), tandis que d’autres sont communs aux trois textes (réduction /ié/ &gt; /i/ de la diphtongue tant dans </text:span><text:span text:style-name="textit"><text:span text:style-name="T7">Otinel</text:span></text:span><text:span text:style-name="T7"> et </text:span><text:span text:style-name="textit"><text:span text:style-name="T7">Aspremont</text:span></text:span><text:span text:style-name="T7"> de Mende, que, quoiqu’un peu moins, dans l’</text:span><text:span text:style-name="textit"><text:span text:style-name="T7">Aspremont</text:span></text:span><text:span text:style-name="T7"> de Clermont) </text:span><text:reference-mark text:name="x1-9006f17"/><text:span text:style-name="T7"><text:note text:id="ftn30" text:note-class="footnote"><text:note-citation>30</text:note-citation><text:note-body><text:p text:style-name="Footnote">meyer_fableau_1897. </text:p></text:note-body></text:note></text:span><text:span text:style-name="T7">, et le texte « présente plusieurs caractéristiques d’un texte en anglo-normand assez tardif. Les graphies sont souvent aberrantes par rapport aux normes continentales et le mètre est souvent irrégulier » </text:span><text:reference-mark text:name="x1-9007f18"/><text:span text:style-name="T7"><text:note text:id="ftn31" text:note-class="footnote"><text:note-citation>31</text:note-citation><text:note-body><text:p text:style-name="Footnote">noomen_nouveau_1986. </text:p></text:note-body></text:note></text:span><text:span text:style-name="T7">. Certains de ces traits évoqueraient plus précisément l’anglo-normand postérieur au milieu du XIIIe siècle </text:span><text:reference-mark text:name="x1-9008f19"/><text:span text:style-name="T7"><text:note text:id="ftn32" text:note-class="footnote"><text:note-citation>32</text:note-citation><text:note-body><text:p text:style-name="Footnote">noomen_nouveau_1986. </text:p></text:note-body></text:note></text:span><text:span text:style-name="T7">. </text:span></text:p>
      <text:p text:style-name="P3"/>
      <text:p text:style-name="P20"><text:reference-mark text:name="x1-10000"/><text:span text:style-name="paragraph-h">(c) fol. 2vb-2vc, </text:span><text:span text:style-name="textit">Couplets sur le mariage</text:span><text:span text:style-name="paragraph-h">.</text:span> <text:s text:c="2"/>Inc. « ... / Dunt pru ne me sai cunseiler » ; expl. « Asseur purrai dire lors / Ke de g<text:span text:style-name="textit">r</text:span>ant paine sui estors ». Poème sur le mariage en quatorze couplets de huit octosyllabes monorimes. </text:p>
      <text:p text:style-name="P20"><text:span text:style-name="T7">La langue de la copie est anglo-normande avec quelques différences avec les textes précédents (/ié/ &gt; /é/ plutôt que /i/), et la pièce est peut-être d’origine française </text:span><text:reference-mark text:name="x1-10001f20"/><text:span text:style-name="T7"><text:note text:id="ftn33" text:note-class="footnote"><text:note-citation>33</text:note-citation><text:note-body><text:p text:style-name="Footnote">meyer_couplets_1897. </text:p></text:note-body></text:note></text:span><text:span text:style-name="T7">, voire picarde (rimes </text:span><text:span text:style-name="textit"><text:span text:style-name="T7">cloche</text:span></text:span><text:span text:style-name="T7">/</text:span><text:span text:style-name="textit"><text:span text:style-name="T7">Escoce</text:span></text:span><text:span text:style-name="T7">, etc.) </text:span><text:reference-mark text:name="x1-10002f21"/><text:span text:style-name="T7"><text:note text:id="ftn34" text:note-class="footnote"><text:note-citation>34</text:note-citation><text:note-body><text:p text:style-name="Footnote">langfors_couplets_1924. </text:p></text:note-body></text:note></text:span><text:span text:style-name="T7">. Un seul autre témoin de ce texte est connu (ms. de Berne, 354, fol. 159b-160b, entre les fabliaux </text:span><text:span text:style-name="textit"><text:span text:style-name="T7">De Connebert</text:span></text:span><text:span text:style-name="T7"> et </text:span><text:span text:style-name="textit"><text:span text:style-name="T7">Le revenant</text:span></text:span><text:span text:style-name="T7">), dans une rédaction lorraine plus longue de trois couplets </text:span><text:reference-mark text:name="x1-10003f22"/><text:span text:style-name="T7"><text:note text:id="ftn35" text:note-class="footnote"><text:note-citation>35</text:note-citation><text:note-body><text:p text:style-name="Footnote">langfors_couplets_1924. </text:p></text:note-body></text:note></text:span><text:span text:style-name="T7">. Le vers « Pur trestur l’or ke est en Escoce / Ne pur tut l’argent Roberte Joce » pourraient fournir un élément de datation du texte, tout comme la mention d’un prêche du patriarche à Jérusalem sur le Mont Calvaire, qui renverrait soit à une période antérieure à 1187, soit aux années 1229-1244 </text:span><text:reference-mark text:name="x1-10004f23"/><text:span text:style-name="T7"><text:note text:id="ftn36" text:note-class="footnote"><text:note-citation>36</text:note-citation><text:note-body><text:p text:style-name="Footnote">meyer_couplets_1897. </text:p></text:note-body></text:note></text:span><text:span text:style-name="T7">. </text:span></text:p>
      <text:p text:style-name="P3"/>
      <text:p text:style-name="P12"><text:soft-page-break/><text:reference-mark text:name="x1-11000"/><text:span text:style-name="paragraph-h">Notes et ajouts :</text:span> <text:s text:c="2"/>Pas de corrections, contrairement au précédent. Le fragm. porte néanmoins également des ajouts, témoins de son utilisation comme chemise de liasses de documents ou couverture de registre : </text:p>
      <text:list xml:id="list111455736145314" text:style-name="Itemize">
        <text:list-item>
          <text:p text:style-name="P29">fol. 1, partie supérieure du fol., sur le texte, « Lieve du mandement » ( ?) ; </text:p>
        </text:list-item>
        <text:list-item>
          <text:p text:style-name="P29">fol. 2v, marge de queue, tête bêche : « Lieve du mandement et prieure / de termes tiree du vieulx terrier avec / le denombrement des pieces Recognues ».</text:p>
        </text:list-item>
      </text:list>
      <text:h text:style-name="P26" text:outline-level="3">Description matérielle</text:h>
      <text:p text:style-name="P13"><text:span text:style-name="T1">Support</text:span><text:span text:style-name="T9"> :</text:span> <text:s/>parchemin, auj. <draw:frame draw:style-name="fr1" draw:name="mobj-6" text:anchor-type="as-char" svg:width="2.798cm" svg:height="0.467cm" draw:z-index="5"><draw:object xlink:href="./Object 1" xlink:type="simple" xlink:show="embed" xlink:actuate="onLoad"/><draw:image xlink:href="./ObjectReplacements/Object 1" xlink:type="simple" xlink:show="embed" xlink:actuate="onLoad"/><svg:desc>formule</svg:desc></draw:frame> , mais le bifeuillet a été rogné en marge supérieure (le premier vers de chaque colonne a été coupé)<text:reference-mark text:name="x1-15001f35"/><text:note text:id="ftn37" text:note-class="footnote"><text:note-citation>37</text:note-citation><text:note-body><text:p text:style-name="Footnote">di_luca_deux_2015. </text:p></text:note-body></text:note>. Un bifeuillet de deux feuillets immédiatement consécutifs dans le manuscrit ; plus vraisemblablement qu’un bifeuillet en position centrale d’un cahier de plusieurs bifeuillets, il s’agissait plus vraisemblablement d’un singulion ajouté en fin de manuscrit pour contenir la fin du texte de l’<text:span text:style-name="textit">Aspremont</text:span>, comme paraissent en témoigner les divers ajouts. </text:p>
      <text:p text:style-name="P6">Mise en page : <text:span text:style-name="T10">trois colonnes, de 56-58 (</text:span><text:span text:style-name="textit"><text:span text:style-name="T10">Aspremont</text:span></text:span><text:span text:style-name="T10">), 60 (</text:span><text:span text:style-name="textit"><text:span text:style-name="T10">Héron</text:span></text:span><text:span text:style-name="T10">) et 58 (</text:span><text:span text:style-name="textit"><text:span text:style-name="T10">Couplets</text:span></text:span><text:span text:style-name="T10">) lignes.</text:span></text:p>
      <text:p text:style-name="P15"><text:span text:style-name="subparagraph-h"><text:span text:style-name="T28">Écriture </text:span></text:span><text:span text:style-name="subparagraph-h">:</text:span> <text:s text:c="2"/>1re main (<text:span text:style-name="textit">Aspremont</text:span>), fol. 1-2a, écriture pré-gothique anglo-normande, du début (Careri) ou du milieu (Short) du XIIIe siècle <text:reference-mark text:name="x1-21001f36"/><text:note text:id="ftn38" text:note-class="footnote"><text:note-citation>38</text:note-citation><text:note-body><text:p text:style-name="Footnote">di_luca_deux_2015. </text:p></text:note-body></text:note> ; <text:span text:style-name="textbf">r</text:span> plongeant.</text:p>
      <text:p text:style-name="P5">2e main (<text:span text:style-name="textit">Héron</text:span>), fol. 2b-2va, écriture assez courante avec des traits de cursivité, de la fin du XIIIe siècle (de ses dernières années selon Meyer <text:reference-mark text:name="x1-21002f37"/><text:note text:id="ftn39" text:note-class="footnote"><text:note-citation>39</text:note-citation><text:note-body><text:p text:style-name="Footnote">meyer_fableau_1897. </text:p></text:note-body></text:note>).</text:p>
      <text:p text:style-name="P7"><text:span text:style-name="T10">3e main (</text:span><text:span text:style-name="textit"><text:span text:style-name="T10">Couplets</text:span></text:span><text:span text:style-name="T10">), fol. 2vb-c, écriture cursive de la fin du XIIIe siècle. </text:span></text:p>
      <text:p text:style-name="P8">Décoration :<text:span text:style-name="T10"> <text:s/>initiales peintes de deux lignes de réglure, alternativement rouges et bleues, mais non filigranées, aux fol. 1a-c ; par la suite, les initiales sont à l’encre, et pour certaines filigranées (fol. 1vc, 2a). </text:span></text:p>
      <text:p text:style-name="P9"><text:span text:style-name="subparagraph-h"><text:span text:style-name="T29">Reliure :</text:span></text:span><text:span text:style-name="T10"> <text:s text:c="2"/>non relié. </text:span></text:p>
      <text:h text:style-name="P27" text:outline-level="3">Histoire</text:h>
      <text:p text:style-name="P16"><text:reference-mark text:name="x1-35000"/><text:span text:style-name="paragraph-h">Provenance :</text:span> </text:p>
      <text:p text:style-name="P21"><text:reference-mark text:name="x1-36000"/><text:span text:style-name="subparagraph-h">Prieuré de Termes </text:span><text:s text:c="2"/>les notes aux fol. 1, partie supérieure du fol., sur le texte, « Lieve du mandement » ( ?) et fol. 2v, marge de queue, tête bêche : « Lieve du mandement et prieure / de termes tiree du vieulx terrier avec / le denombrement des pieces Recognues », laissent supposer que le fragment aurait pu appartenir au prieuré de Termes (Lozère, cant. de Fournels), ou bien plutôt de son seigneur, ou d’un notaire au service de celui-ci. </text:p>
      <text:p text:style-name="P21">Ce prieuré, au diocèse de Mende, appartenait en 1145 à l’abbaye de La Chaise-Dieu <text:reference-mark text:name="x1-36001f73"/><text:note text:id="ftn40" text:note-class="footnote"><text:note-citation>40</text:note-citation><text:note-body><text:p text:style-name="P23">tremolet_de_villiers_eglises_1998 c’est à cette date que l’on trouve une confirmation en faveur de l’abbaye de la Chaise-Dieu, par l’évêque de Mende, de la possession des églises de Prunières, d’Apchier, de Fournels, de St-Privat-le-Vieux, de St-Denis, de St-Léger, de Termes, de Brion, de Monistrol, des Deux-Chiens, de La Villedieu, Grandvals, de La Panouse, d’Estables, de Florac, d’Arcomie, de St Christophe et de La Fage, droits épiscopaux exceptés (Arch. dép. de la Lozère, G 647). voir aussi cottineau_repertoire_???? </text:p></text:note-body></text:note>, et fut en 1296 l’objet d’une donation de Garin IV d’Apcher <text:reference-mark text:name="x1-36002f74"/><text:note text:id="ftn41" text:note-class="footnote"><text:note-citation>41</text:note-citation><text:note-body><text:p text:style-name="Footnote">tremolet_de_villiers_eglises_1998. </text:p></text:note-body></text:note>. Quoique l’on puisse lire que l’abbé de La Chaise-Dieu en aurait cédé en 1302 la propriété à l’évêque Guillaume Durand (17 <text:soft-page-break/>décembre 1296- juillet 1330), on retrouve pourtant encore en 1502 un accord entre l’évêque et l’abbé le concernant. Au XVIIIe siècle, Termes et La-Fage-Saint-Julien, ne formant plus qu’un seul prieuré, étaient passé du contrôle de La Chaise-Dieu à celui du monastère de Saint-Alyre de Clermont <text:reference-mark text:name="x1-36003f75"/><text:note text:id="ftn42" text:note-class="footnote"><text:note-citation>42</text:note-citation><text:note-body><text:p text:style-name="Footnote">tremolet_de_villiers_eglises_1998. </text:p></text:note-body></text:note>. </text:p>
      <text:p text:style-name="P16"><text:reference-mark text:name="x1-37000"/><text:span text:style-name="subparagraph-h"><text:span text:style-name="T30">Archives départementales du Puy-de-Dôme :</text:span></text:span><text:span text:style-name="T11"> <text:s text:c="2"/>fol. 1v et 2, deux estampilles différentes « Archives départementales du Puy-de-Dôme – Propriété publique ». Le fragment a été signalé pour la première fois en 1886, dans le </text:span><text:span text:style-name="textit"><text:span text:style-name="T11">Catalogue des manuscrits conservés dans les dépôts d’archives départementales, communales et hospitalières</text:span></text:span><text:reference-mark text:name="x1-37001f76"/><text:span text:style-name="T11"><text:note text:id="ftn43" text:note-class="footnote"><text:note-citation>43</text:note-citation><text:note-body><text:p text:style-name="Footnote">_catalogue_1886. </text:p></text:note-body></text:note></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Times New Roman" svg:font-family="'Times New Roman'" style:font-family-generic="roman"/>
    <style:font-face style:name="DejaVu Sans1" svg:font-family="'DejaVu Sans'"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199cm" fo:margin-bottom="0cm" style:contextual-spacing="false"/>
    </style:style>
    <style:style style:name="clearpage" style:family="paragraph" style:parent-style-name="Text-body">
      <style:paragraph-properties fo:break-before="page"/>
    </style:style>
    <style:style style:name="hline-p-hr" style:family="paragraph">
      <style:paragraph-properties fo:margin-top="0cm" fo:margin-bottom="0cm" style:contextual-spacing="false" fo:line-height="0.011cm" fo:padding="0cm" fo:border-left="none" fo:border-right="none" fo:border-top="none" fo:border-bottom="0.31pt solid #000000"/>
    </style:style>
    <style:style style:name="cline-p-hr" style:family="paragraph">
      <style:paragraph-properties fo:margin-top="0cm" fo:margin-bottom="0cm" style: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style: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11C" style:family="paragraph" style:parent-style-name="Standard">
      <style:paragraph-properties fo:text-align="center" style:justify-single-word="false" fo:padding-left="0.169cm" fo:padding-right="0.169cm" fo:padding-top="0cm" fo:padding-bottom="0cm" fo:border="non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style: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style: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style: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style: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style: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style: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style: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style: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style:contextual-spacing="false" fo:text-indent="-0.889cm" style:auto-text-indent="false"/>
    </style:style>
    <style:style style:name="printthebibliography-dt" style:family="paragraph">
      <style:paragraph-properties fo:margin-left="0cm" fo:margin-right="0cm" fo:margin-top="0cm" fo:margin-bottom="0cm" style:contextual-spacing="false" fo:text-indent="0cm" style:auto-text-indent="false"/>
    </style:style>
    <style:style style:name="quote" style:family="paragraph" style:parent-style-name="Text-body" style:next-style-name="Text-body">
      <style:paragraph-properties fo:margin-left="1cm" fo:margin-right="1cm" fo:margin-top="0.199cm" fo:margin-bottom="0.199cm" style:contextual-spacing="false" fo:text-indent="0cm" style:auto-text-indent="false"/>
    </style:style>
    <style:style style:name="quote-trl" style:family="paragraph">
      <style:paragraph-properties fo:margin-left="1cm" fo:margin-right="1cm" fo:margin-top="0.199cm" fo:margin-bottom="0.199cm" style:contextual-spacing="false" fo:text-align="end" style:justify-single-word="false" fo:text-indent="0cm" style:auto-text-indent="false" style:writing-mode="rl-tb"/>
    </style:style>
    <style:style style:name="begin-env-p" style:family="paragraph">
      <style:paragraph-properties fo:margin-top="0.199cm" fo:margin-bottom="0cm" style:contextual-spacing="false" fo:line-height="0.011cm"/>
    </style:style>
    <style:style style:name="end-env-p" style:family="paragraph">
      <style:paragraph-properties fo:margin-top="0cm" fo:margin-bottom="0.199cm" style:contextual-spacing="false" fo:line-height="0.011cm"/>
    </style:style>
    <style:style style:name="Contents-Heading" style:family="paragraph" style:parent-style-name="Heading" style:class="index">
      <style:paragraph-properties fo:margin-left="0cm" fo:margin-right="0cm" fo:margin-top="0.499cm" fo:margin-bottom="0.199cm" style: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style: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style: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style: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style: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Heading" style:next-style-name="author" style:class="chapter">
      <style:paragraph-properties fo:margin-top="0.42cm" fo:margin-bottom="0.51cm" style:contextual-spacing="false" fo:text-align="center" style:justify-single-word="false"/>
    </style:style>
    <style:style style:name="Title-rtl" style:family="paragraph" style:next-style-name="author-rtl" style:class="chapter">
      <style:paragraph-properties fo:margin-top="0.42cm" fo:margin-bottom="0.51cm" style:contextual-spacing="false" fo:text-align="center" style:justify-single-word="false" style:writing-mode="rl-tb"/>
    </style:style>
    <style:style style:name="author" style:family="paragraph" style:parent-style-name="Text-body" style:next-style-name="date">
      <style:paragraph-properties fo:margin-top="0cm" fo:margin-bottom="0.199cm" style:contextual-spacing="false" fo:text-align="center" style:justify-single-word="false"/>
    </style:style>
    <style:style style:name="author-rtl" style:family="paragraph" style:parent-style-name="Text-body-rtl" style:next-style-name="date-rtl">
      <style:paragraph-properties fo:margin-top="0cm" fo:margin-bottom="0.199cm" style:contextual-spacing="false" fo:text-align="center" style:justify-single-word="false" style:writing-mode="rl-tb"/>
    </style:style>
    <style:style style:name="date" style:family="paragraph" style:parent-style-name="Text-body" style:next-style-name="Text-body">
      <style:paragraph-properties fo:margin-top="0cm" fo:margin-bottom="0.199cm" style:contextual-spacing="false" fo:text-align="center" style:justify-single-word="false"/>
    </style:style>
    <style:style style:name="date-rtl" style:family="paragraph" style:parent-style-name="Text-body" style:next-style-name="Text-body">
      <style:paragraph-properties fo:margin-top="0cm" fo:margin-bottom="0.199cm" style: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style: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style:contextual-spacing="false" fo:text-indent="0cm" style:auto-text-indent="false" style:writing-mode="rl-tb"/>
    </style:style>
    <style:style style:name="abstract-title" style:family="paragraph" style:parent-style-name="abstract" style:next-style-name="abstract">
      <style:paragraph-properties fo:margin-top="0.499cm" fo:margin-bottom="0cm" style:contextual-spacing="false" fo:text-align="center" style:justify-single-word="false"/>
    </style:style>
    <style:style style:name="Contents-1" style:family="paragraph" style:parent-style-name="Index" style:class="index">
      <style:paragraph-properties fo:margin-left="0cm" fo:margin-right="0cm" fo:margin-top="0cm" fo:margin-bottom="0.101cm" style: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style:contextual-spacing="false" fo:text-indent="0.499cm" style:auto-text-indent="true"/>
    </style:style>
    <style:style style:name="quotation-rtl" style:family="paragraph" style:parent-style-name="Standard">
      <style:paragraph-properties fo:margin-left="1cm" fo:margin-right="1cm" fo:margin-top="0cm" fo:margin-bottom="0cm" style: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style:contextual-spacing="false" fo:text-align="end" style:justify-single-word="false" style:page-number="auto"/>
    </style:style>
    <style:style style:name="flushleft" style:family="paragraph" style:parent-style-name="Text-body" style:next-style-name="Text-body">
      <style:paragraph-properties fo:margin-top="0.199cm" fo:margin-bottom="0.199cm" style:contextual-spacing="false" fo:text-align="start" style:justify-single-word="false"/>
    </style:style>
    <style:style style:name="center" style:family="paragraph" style:parent-style-name="Text-body" style:next-style-name="Text-body">
      <style:paragraph-properties fo:margin-top="0.199cm" fo:margin-bottom="0.199cm" style: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style:contextual-spacing="false"/>
    </style:style>
    <style:style style:name="Heading-1" style:family="paragraph" style:parent-style-name="Heading" style:next-style-name="Text-body" style:class="text">
      <style:paragraph-properties fo:margin-top="1.411cm" fo:margin-bottom="0.882cm"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style:contextual-spacing="false"/>
    </style:style>
    <style:style style:name="Heading-2-rtl" style:family="paragraph" style:parent-style-name="Heading" style:next-style-name="Text-body" style:class="text">
      <style:paragraph-properties fo:margin-top="0.42cm" fo:margin-bottom="0cm" style: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style:contextual-spacing="false"/>
    </style:style>
    <style:style style:name="Heading-4-rtl" style:family="paragraph" style:next-style-name="Text-body-rtl" style:class="text">
      <style:paragraph-properties fo:margin-top="0.42cm" fo:margin-bottom="0cm" style: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style: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style: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Footnote_20_Symbol" style:display-name="Footnote Symbol" style:family="text"/>
    <style:style style:name="Footnote_20_anchor" style:display-name="Footnote anchor" style:family="text">
      <style:text-properties style:text-position="super 58%"/>
    </style:style>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78cm" fo:page-height="29.811cm" style:num-format="1" style:print-orientation="portrait" fo:margin-top="2cm" fo:margin-bottom="2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ss.tex, options: xhtml,ooffice,html,refcaption 
(http://www.cse.ohio-state.edu/~gurari/TeX4ht/)  
</meta:initial-creator>
    <meta:generator>LibreOffice/4.2.8.2$Linux_X86_64 LibreOffice_project/420m0$Build-2</meta:generator>
    <meta:creation-date>2016-01-14 11:14:00</meta:creation-date>
    <dc:date>2016-01-28T10:35:23.333387426</dc:date>
    <dc:creator>jbc </dc:creator>
    <meta:editing-duration>PT46M12S</meta:editing-duration>
    <meta:editing-cycles>57</meta:editing-cycles>
    <meta:document-statistic meta:table-count="0" meta:image-count="0" meta:object-count="6" meta:page-count="8" meta:paragraph-count="112" meta:word-count="4145" meta:character-count="25000" meta:non-whitespace-character-count="20827"/>
  </office:meta>
</office:document-meta>
</file>

<file path=Object 1/content.xml><?xml version="1.0" encoding="utf-8"?>
<math xmlns="http://www.w3.org/1998/Math/MathML" display="block">
  <semantics>
    <mrow>
      <mstyle mathvariant="italic">
        <mtext>2</mtext>
      </mstyle>
      <mstyle mathvariant="italic">
        <mtext>9</mtext>
      </mstyle>
      <mstyle mathvariant="italic">
        <mtext>0</mtext>
      </mstyle>
      <mstyle mathvariant="italic">
        <mtext>x</mtext>
      </mstyle>
      <mstyle mathvariant="italic">
        <mtext>1</mtext>
      </mstyle>
      <mstyle mathvariant="italic">
        <mtext>9</mtext>
      </mstyle>
      <mstyle mathvariant="italic">
        <mtext>5</mtext>
      </mstyle>
      <mstyle mathvariant="italic">
        <mtext>m</mtext>
      </mstyle>
      <mstyle mathvariant="italic">
        <mtext>m</mtext>
      </mstyle>
    </mrow>
    <annotation encoding="StarMath 5.0">{italic "2" italic "9" italic "0" italic "x" italic "1" italic "9" italic "5" italic "m" italic "m"}</annotation>
  </semantics>
</math>
</file>

<file path=mss-m2/content.xml><?xml version="1.0" encoding="utf-8"?>
<math xmlns="http://www.w3.org/1998/Math/MathML" display="block">
  <semantics>
    <mstyle mathvariant="italic">
      <mtext>γ</mtext>
    </mstyle>
    <annotation encoding="StarMath 5.0">italic "γ"</annotation>
  </semantics>
</math>
</file>

<file path=mss-m3/content.xml><?xml version="1.0" encoding="utf-8"?>
<math xmlns="http://www.w3.org/1998/Math/MathML" display="block">
  <semantics>
    <mstyle mathvariant="italic">
      <mtext>γ</mtext>
    </mstyle>
    <annotation encoding="StarMath 5.0">italic "γ"</annotation>
  </semantics>
</math>
</file>

<file path=mss-m4/content.xml><?xml version="1.0" encoding="utf-8"?>
<math xmlns="http://www.w3.org/1998/Math/MathML" display="block">
  <semantics>
    <mtext>×</mtext>
    <annotation encoding="StarMath 5.0">"×"</annotation>
  </semantics>
</math>
</file>

<file path=mss-m5/content.xml><?xml version="1.0" encoding="utf-8"?>
<math xmlns="http://www.w3.org/1998/Math/MathML" display="block">
  <semantics>
    <mtext>×</mtext>
    <annotation encoding="StarMath 5.0">"×"</annotation>
  </semantics>
</math>
</file>

<file path=mss-m7/content.xml><?xml version="1.0" encoding="utf-8"?>
<math xmlns="http://www.w3.org/1998/Math/MathML" display="block">
  <semantics>
    <mtext>×</mtext>
    <annotation encoding="StarMath 5.0">"×"</annotation>
  </semantics>
</math>
</file>